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3P0"/>
    </number:currency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3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table:number-columns-repeated="1018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number-columns-repeated="1018"/>
        </table:table-row>
        <table:table-row table:style-name="ro2" table:number-rows-repeated="20">
          <table:table-cell table:number-columns-repeated="1022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25])" office:value-type="currency" office:currency="UAH" office:value="29478" calcext:value-type="currency">
            <text:p>29 478 грн.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0-10-27T01:17:46.326492882</dc:date>
    <dc:creator>Віталій </dc:creator>
    <meta:editing-duration>PT5M24S</meta:editing-duration>
    <meta:editing-cycles>2</meta:editing-cycles>
    <meta:document-statistic meta:table-count="1" meta:cell-count="20" meta:object-count="0"/>
  </office:meta>
</office:document-meta>
</file>